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4D000001AD6D58401F5EDDF051.png" manifest:media-type="image/png"/>
  <manifest:file-entry manifest:full-path="Pictures/10000000000003CA000001ADDB6C4ECC04485FC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思源宋体" svg:font-family="思源宋体" style:font-family-generic="system" style:font-pitch="variable"/>
  </office:font-face-decls>
  <office:automatic-styles>
    <style:style style:name="P1" style:family="paragraph" style:parent-style-name="Standard">
      <style:text-properties officeooo:paragraph-rsid="000afa94"/>
    </style:style>
    <style:style style:name="P2" style:family="paragraph" style:parent-style-name="Standard">
      <style:text-properties officeooo:rsid="000b217f" officeooo:paragraph-rsid="000b217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 发布视频</text:p>
      <text:p text:style-name="P1"><draw:frame draw:style-name="fr2" draw:name="图像1" text:anchor-type="char" svg:width="17.59cm" svg:height="7.779cm" draw:z-index="0"><draw:image xlink:href="Pictures/10000000000003CA000001ADDB6C4ECC04485FC8.png" xlink:type="simple" xlink:show="embed" xlink:actuate="onLoad" draw:mime-type="image/png"/></draw:frame></text:p>
      <text:p text:style-name="P2">2.观看视频</text:p>
      <text:p text:style-name="P1"><draw:frame draw:style-name="fr1" draw:name="图像2" text:anchor-type="char" svg:width="17.59cm" svg:height="8.929cm" draw:z-index="1"><draw:image xlink:href="Pictures/100000000000034D000001AD6D58401F5EDDF051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思源宋体" svg:font-family="思源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思源宋体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思源宋体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7T19:44:02.010288579</meta:creation-date>
    <dc:date>2022-04-07T19:47:20.813244188</dc:date>
    <meta:editing-duration>PT3M18S</meta:editing-duration>
    <meta:editing-cycles>2</meta:editing-cycles>
    <meta:generator>LibreOffice/7.2.0.4$Linux_X86_64 LibreOffice_project/20$Build-4</meta:generator>
    <meta:document-statistic meta:table-count="0" meta:image-count="2" meta:object-count="0" meta:page-count="1" meta:paragraph-count="2" meta:word-count="10" meta:character-count="13" meta:non-whitespace-character-count="12"/>
  </office:meta>
</office:document-meta>
</file>